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cm" svg:height="9.5cm" svg:x="1.5cm" svg:y="4cm" presentation:class="subtitle">
          <draw:text-box>
            <text:p>Writing Like a Physicis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General Guidelines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Scientific writing is logical.</text:p>
              </text:list-item>
              <text:list-item>
                <text:p>Scientific writing does not include emotions, feelings, or opinions.</text:p>
                <text:list>
                  <text:list-item>
                    <text:p>Don’t say, “I like…,” “I hope…”, or “I think”</text:p>
                  </text:list-item>
                </text:list>
              </text:list-item>
              <text:list-item>
                <text:p>Scientific writing does not include people, unless people were part of the experiment. <text:s/></text:p>
                <text:list>
                  <text:list-item>
                    <text:p>Don’t say “My lab partner,” unless you did an experiment on them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A quick lesson in Logic</text:p>
          </draw:text-box>
        </draw:frame>
        <draw:frame presentation:style-name="pr5" draw:layer="layout" svg:width="25cm" svg:height="9.5cm" svg:x="1.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07:56:43.818473752</meta:creation-date>
    <meta:editing-duration>PT6M55S</meta:editing-duration>
    <meta:editing-cycles>4</meta:editing-cycles>
    <meta:generator>LibreOffice/7.0.6.2$Linux_X86_64 LibreOffice_project/00$Build-2</meta:generator>
    <dc:title>Bright Blue</dc:title>
    <dc:date>2023-10-26T08:13:49.692986351</dc:date>
    <meta:document-statistic meta:object-count="34"/>
  </office:meta>
</office:document-meta>
</file>